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2a6099"/>
    </style:style>
    <style:style style:name="ce4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3faf46"/>
    </style:style>
    <style:style style:name="ce6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6:51:36.474392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5:54:47.764851125</meta:creation-date>
    <dc:date>2021-02-20T21:59:35.294275822</dc:date>
    <meta:editing-duration>PT5H31M29S</meta:editing-duration>
    <meta:editing-cycles>2</meta:editing-cycles>
    <meta:generator>LibreOffice/6.4.6.2$Linux_X86_64 LibreOffice_project/40$Build-2</meta:generator>
    <meta:document-statistic meta:table-count="1" meta:cell-count="28" meta:object-count="0"/>
  </office:meta>
</office:document-meta>
</file>